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8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 Ward7@vandanpatel.ca</text:p>
          </table:table-cell>
          <table:table-cell office:value-type="string" calcext:value-type="string">
            <text:p>Tel:+1-519-352-4100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<text:a xlink:href="https://www.facebook.com/vandanforward8/" xlink:type="simple">https://www.facebook.com/vandanforward8/</text:a> https://www.facebook.com/VandanForWard7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table:number-columns-repeated="2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16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table:number-columns-repeated="2"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s://www.linkedin.com/in/john-vieth-a562a619/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 table:number-columns-repeated="18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7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8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6T01:20:47.475443209</dc:date>
    <meta:editing-duration>P5DT14H35M46S</meta:editing-duration>
    <meta:editing-cycles>78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46" meta:object-count="0"/>
  </office:meta>
</office:document-meta>
</file>